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2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onnected &amp;&amp; room in send buffer:</text:p>
            <text:p><text:s/>put in send buffer;</text:p>
            <text:p><text:s/>dispatch [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3"/>
        </table:table-row>
        <table:table-row table:style-name="ro4">
          <table:table-cell office:value-type="string">
            <text:p>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NotEmpty] event; </text:p>
            <text:p><text:s/>dispatch ResponseEvent (signaling that all data passed in is in the send buffer);</text:p>
          </table:table-cell>
          <table:table-cell table:number-columns-repeated="3"/>
        </table:table-row>
        <table:table-row table:style-name="ro5">
          <table:table-cell office:value-type="string">
            <text:p>NotEmpty</text:p>
          </table:table-cell>
          <table:table-cell table:number-columns-repeated="3"/>
          <table:table-cell office:value-type="string">
            <text:p>If number of cached packets == 0: </text:p>
            <text:p><text:s/>[SendPacket]; </text:p>
            <text:p><text:s/>[NotFull];</text:p>
          </table:table-cell>
        </table:table-row>
        <table:table-row table:style-name="ro6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Set Timer [TimeoutEvent]; </text:p>
            <text:p>If not nackedAck: </text:p>
            <text:p><text:s/>Cache Packet; </text:p>
          </table:table-cell>
          <table:table-cell/>
        </table:table-row>
        <table:table-row table:style-name="ro2">
          <table:table-cell office:value-type="string">
            <text:p>TimerFired</text:p>
          </table:table-cell>
          <table:table-cell table:number-columns-repeated="2"/>
          <table:table-cell office:value-type="string">
            <text:p>[ResendPacket] with lowest sequence number from cache;</text:p>
            <text:p>Reset timer;</text:p>
          </table:table-cell>
          <table:table-cell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3"/>
        </table:table-row>
        <table:table-row table:style-name="ro7">
          <table:table-cell office:value-type="string">
            <text:p>NetworkReceivePacket</text:p>
          </table:table-cell>
          <table:table-cell/>
          <table:table-cell office:value-type="string">
            <text:p>if SynAck:</text:p>
            <text:p>→ Established;</text:p>
            <text:p>send Ack [SendPacket];</text:p>
            <text:p>dispatch [ResponseEvent];</text:p>
          </table:table-cell>
          <table:table-cell office:value-type="string">
            <text:p>if ACK &amp;&amp; packet-&gt;ack_number – 1 == last sent seq number:</text:p>
            <text:p><text:s/>CancelTimer; </text:p>
            <text:p><text:s/>Remove Cached Packet; </text:p>
            <text:p><text:s/>If received seq number == stored ack number</text:p>
            <text:p><text:s text:c="2"/>Stored ack number += 1</text:p>
            <text:p>Else if packet-&gt;ack_number &lt; last sent sequence number:</text:p>
            <text:p><text:s text:c="2"/>Let timer fire</text:p>
          </table:table-cell>
          <table:table-cell office:value-type="string">
            <text:p>If number of cached packets == 0 &amp;&amp; data to send: </text:p>
            <text:p><text:s/>[SendPacket]; </text:p>
            <text:p><text:s/>[NotFull];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15:1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3-25T15:18:08</dc:date>
    <dc:creator>Randy Buck</dc:creator>
    <meta:editing-duration>PT03H44M59S</meta:editing-duration>
    <meta:editing-cycles>28</meta:editing-cycles>
    <meta:generator>OpenOffice.org/3.2$Unix OpenOffice.org_project/320m12$Build-9483</meta:generator>
    <meta:document-statistic meta:table-count="3" meta:cell-count="24" meta:object-count="0"/>
  </office:meta>
</office:document-meta>
</file>